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ystem" style:font-pitch="variable"/>
    <style:font-face style:name="Noto Sans Mono CJK JP" svg:font-family="'Noto Sans Mono CJK JP'" style:font-family-generic="modern" style:font-pitch="fixed"/>
    <style:font-face style:name="Noto Serif CJK JP" svg:font-family="'Noto Serif CJK JP'"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Preformatted_20_Text">
      <style:text-properties style:font-name="Arial" fo:font-size="10pt" style:font-name-asian="Arial" style:font-size-asian="10pt" style:font-size-complex="10pt"/>
    </style:style>
    <style:style style:name="P2" style:family="paragraph" style:parent-style-name="Preformatted_20_Text">
      <style:text-properties style:font-name="Times New Roman" style:font-name-asian="Times New Roman"/>
    </style:style>
    <style:style style:name="P3" style:family="paragraph" style:parent-style-name="Preformatted_20_Text">
      <style:text-properties style:font-name="Times New Roman" officeooo:paragraph-rsid="0019f483" style:font-name-asian="Times New Roman"/>
    </style:style>
    <style:style style:name="P4" style:family="paragraph" style:parent-style-name="Preformatted_20_Text">
      <style:paragraph-properties fo:text-align="end" style:justify-single-word="false" fo:break-before="column"/>
      <style:text-properties style:font-name="Times New Roman" officeooo:paragraph-rsid="001f6b22" style:font-name-asian="Times New Roman"/>
    </style:style>
    <style:style style:name="P5" style:family="paragraph" style:parent-style-name="Preformatted_20_Text">
      <style:paragraph-properties fo:text-align="end" style:justify-single-word="false"/>
      <style:text-properties style:font-name="Times New Roman" officeooo:paragraph-rsid="001f6b22" style:font-name-asian="Times New Roman"/>
    </style:style>
    <style:style style:name="P6" style:family="paragraph" style:parent-style-name="Preformatted_20_Text">
      <style:text-properties style:font-name="Times New Roman" fo:font-size="14pt" fo:font-weight="bold" style:font-name-asian="Times New Roman" style:font-size-asian="14pt" style:font-weight-asian="bold" style:font-size-complex="14pt" style:font-weight-complex="bold"/>
    </style:style>
    <style:style style:name="P7" style:family="paragraph" style:parent-style-name="Preformatted_20_Text">
      <style:text-properties style:font-name="Times New Roman" style:text-underline-style="solid" style:text-underline-width="auto" style:text-underline-color="font-color" style:font-name-asian="Times New Roman"/>
    </style:style>
    <style:style style:name="P8" style:family="paragraph" style:parent-style-name="Preformatted_20_Text">
      <style:paragraph-properties fo:margin-top="0.201cm" fo:margin-bottom="0.201cm" style:contextual-spacing="false" fo:line-height="100%"/>
      <style:text-properties style:font-name="Times New Roman" style:text-underline-style="solid" style:text-underline-width="auto" style:text-underline-color="font-color" style:font-name-asian="Times New Roman"/>
    </style:style>
    <style:style style:name="P9" style:family="paragraph" style:parent-style-name="Preformatted_20_Text">
      <style:paragraph-properties fo:margin-top="0.201cm" fo:margin-bottom="0.201cm" style:contextual-spacing="false"/>
      <style:text-properties style:font-name="Times New Roman" style:text-underline-style="solid" style:text-underline-width="auto" style:text-underline-color="font-color" style:font-name-asian="Times New Roman"/>
    </style:style>
    <style:style style:name="P10" style:family="paragraph" style:parent-style-name="Preformatted_20_Text">
      <style:text-properties style:font-name="Times New Roman" fo:font-style="italic" style:font-name-asian="Times New Roman" style:font-style-asian="italic" style:font-style-complex="italic"/>
    </style:style>
    <style:style style:name="P11" style:family="paragraph" style:parent-style-name="Preformatted_20_Text">
      <style:paragraph-properties fo:margin-top="0.101cm" fo:margin-bottom="0.101cm" style:contextual-spacing="false"/>
      <style:text-properties style:font-name="Times New Roman" fo:font-style="italic" style:font-name-asian="Times New Roman" style:font-style-asian="italic" style:font-style-complex="italic"/>
    </style:style>
    <style:style style:name="P12" style:family="paragraph" style:parent-style-name="Preformatted_20_Text">
      <style:paragraph-properties fo:margin-top="0cm" fo:margin-bottom="0cm" style:contextual-spacing="false"/>
      <style:text-properties style:font-name="Times New Roman" fo:font-style="italic" style:font-name-asian="Times New Roman" style:font-style-asian="italic" style:font-style-complex="italic"/>
    </style:style>
    <style:style style:name="P13" style:family="paragraph" style:parent-style-name="Preformatted_20_Text">
      <style:paragraph-properties fo:margin-top="0.201cm" fo:margin-bottom="0.201cm" style:contextual-spacing="false"/>
      <style:text-properties style:font-name="Times New Roman" fo:font-style="normal" style:text-underline-style="solid" style:text-underline-width="auto" style:text-underline-color="font-color" style:font-name-asian="Times New Roman" style:font-style-asian="normal" style:font-style-complex="normal"/>
    </style:style>
    <style:style style:name="P14" style:family="paragraph" style:parent-style-name="Preformatted_20_Text">
      <style:paragraph-properties fo:break-before="column"/>
      <style:text-properties style:font-name="Times New Roman" fo:font-size="16pt" fo:font-weight="bold" officeooo:paragraph-rsid="001f6b22" style:font-name-asian="Times New Roman" style:font-size-asian="16pt" style:font-weight-asian="bold" style:font-size-complex="16pt" style:font-weight-complex="bold"/>
    </style:style>
    <style:style style:name="P15" style:family="paragraph" style:parent-style-name="Preformatted_20_Text">
      <style:text-properties style:font-name="Times New Roman" fo:font-size="11pt" fo:font-weight="normal" officeooo:rsid="001f6b22" officeooo:paragraph-rsid="001f6b22" style:font-name-asian="Times New Roman" style:font-size-asian="11pt" style:font-weight-asian="normal" style:font-size-complex="11pt" style:font-weight-complex="normal"/>
    </style:style>
    <style:style style:name="P16" style:family="paragraph" style:parent-style-name="Preformatted_20_Text" style:list-style-name="L1">
      <style:text-properties style:font-name="Times New Roman" style:font-name-asian="Times New Roman"/>
    </style:style>
    <style:style style:name="P17" style:family="paragraph" style:parent-style-name="Preformatted_20_Text" style:list-style-name="L1">
      <style:text-properties style:font-name="Times New Roman" officeooo:paragraph-rsid="0027f9f4" style:font-name-asian="Times New Roman"/>
    </style:style>
    <style:style style:name="P18" style:family="paragraph" style:parent-style-name="Preformatted_20_Text" style:list-style-name="L2">
      <style:text-properties style:font-name="Times New Roman" style:font-name-asian="Times New Roman"/>
    </style:style>
    <style:style style:name="P19" style:family="paragraph" style:parent-style-name="Preformatted_20_Text" style:list-style-name="L3">
      <style:text-properties style:font-name="Times New Roman" style:font-name-asian="Times New Roman"/>
    </style:style>
    <style:style style:name="P20" style:family="paragraph" style:parent-style-name="Preformatted_20_Text" style:list-style-name="L4">
      <style:text-properties style:font-name="Times New Roman" style:font-name-asian="Times New Roman"/>
    </style:style>
    <style:style style:name="P21" style:family="paragraph" style:parent-style-name="Preformatted_20_Text" style:list-style-name="L5">
      <style:text-properties style:font-name="Times New Roman" style:font-name-asian="Times New Roman"/>
    </style:style>
    <style:style style:name="P22" style:family="paragraph" style:parent-style-name="Preformatted_20_Text" style:list-style-name="L6">
      <style:text-properties style:font-name="Times New Roman" style:font-name-asian="Times New Roman"/>
    </style:style>
    <style:style style:name="P23" style:family="paragraph" style:parent-style-name="Preformatted_20_Text" style:list-style-name="L7">
      <style:text-properties style:font-name="Times New Roman" style:font-name-asian="Times New Roman"/>
    </style:style>
    <style:style style:name="P24" style:family="paragraph" style:parent-style-name="Preformatted_20_Text" style:list-style-name="L8">
      <style:text-properties style:font-name="Times New Roman" style:font-name-asian="Times New Roman"/>
    </style:style>
    <style:style style:name="P25" style:family="paragraph" style:parent-style-name="Preformatted_20_Text" style:list-style-name="L9">
      <style:text-properties style:font-name="Times New Roman" style:font-name-asian="Times New Roman"/>
    </style:style>
    <style:style style:name="T1" style:family="text">
      <style:text-properties officeooo:rsid="001e4492"/>
    </style:style>
    <style:style style:name="T2" style:family="text">
      <style:text-properties officeooo:rsid="001f6b22"/>
    </style:style>
    <style:style style:name="T3" style:family="text">
      <style:text-properties officeooo:rsid="00203dad"/>
    </style:style>
    <style:style style:name="T4" style:family="text">
      <style:text-properties officeooo:rsid="0021ce59"/>
    </style:style>
    <style:style style:name="T5" style:family="text">
      <style:text-properties officeooo:rsid="0022210d"/>
    </style:style>
    <style:style style:name="T6" style:family="text">
      <style:text-properties officeooo:rsid="00236d6d"/>
    </style:style>
    <style:style style:name="T7" style:family="text">
      <style:text-properties officeooo:rsid="0024d7d5"/>
    </style:style>
    <style:style style:name="T8" style:family="text">
      <style:text-properties officeooo:rsid="0026a48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セクション1">
        <text:p text:style-name="P14">Takahiro AKASHI</text:p>
        <text:p text:style-name="P15">Senior Software Engineer</text:p>
        <text:p text:style-name="P4">174-1-202 Higashi-naganuma,</text:p>
        <text:p text:style-name="P5">Inagi-city, Tokyo, JAPAN</text:p>
        <text:p text:style-name="P5">+81-90-9382-0048 <text:span text:style-name="T2">(mobile)</text:span></text:p>
        <text:p text:style-name="P5">takahiro.akashi@linaro.org (office)</text:p>
        <text:p text:style-name="P5"><text:tab/>akashi.takahiro@socionext.com (office)</text:p>
        <text:p text:style-name="P5"><text:tab/>akax.hiro@gmail.com (<text:span text:style-name="T2">private</text:span>)</text:p>
      </text:section>
      <text:p text:style-name="P2"/>
      <text:p text:style-name="P6">Summary:</text:p>
      <text:p text:style-name="P3">Linux software engineer with 1<text:span text:style-name="T6">3</text:span>+ years of experiences in a semiconductor company after working on various OS-related research works in a computer <text:span text:style-name="T2">vendor</text:span>. Last 10 years dedicated in contributing to the development of OSS, linux kernel and firmware.</text:p>
      <text:p text:style-name="P2"/>
      <text:p text:style-name="P2">Seek for a new challenging job where I can leverage my experiences in Linux kernel and related software in order to continue to contribute to OSS as well as to foster my own skill in emerging technology areas, among others, interested in virtualization, security or adaptation of new cpu architecture like R<text:span text:style-name="T3">ISC</text:span>-V.</text:p>
      <text:p text:style-name="P2"/>
      <text:p text:style-name="P2">If possible, find a position who is allowed to work from home remotely (Japan). Otherwise think of moving near to on-site office.</text:p>
      <text:p text:style-name="P2"/>
      <text:p text:style-name="P6">Work experience:</text:p>
      <text:p text:style-name="P8">Linaro limited, Tokyo (remote), <text:s text:c="9"/>Mar 2013-present</text:p>
      <text:p text:style-name="P10">full-time assignee <text:span text:style-name="T1">(to kernel WG) </text:span>dispatched by Socionext</text:p>
      <text:list xml:id="list2976828303" text:style-name="L1">
        <text:list-item>
          <text:p text:style-name="P17">Developing arm64 linux kernel, features I implemented <text:span text:style-name="T7">include</text:span> ftrace <text:span text:style-name="T7">and</text:span> kexec/kdump<text:line-break/> (partially involved in <text:span text:style-name="T7">audit, seccomp, </text:span>kgdb and livepatch as well)</text:p>
        </text:list-item>
        <text:list-item>
          <text:p text:style-name="P16">Developing U-Boot UEFI subsystem, including secure boot and capsule (firmware) update, <text:span text:style-name="T8">in addition to l</text:span>ot more contributions in improving and bug fixing on U-Boot</text:p>
        </text:list-item>
        <text:list-item>
          <text:p text:style-name="P16"><text:span text:style-name="T4">Developing a PoC</text:span> <text:span text:style-name="T4">of</text:span> a hypervisor-agnostic virtio backend framework <text:span text:style-name="T4">on RTOS (zephyr)</text:span> under Xen</text:p>
        </text:list-item>
        <text:list-item>
          <text:p text:style-name="P16">Analysis on network latency on guest <text:span text:style-name="T4">virtual machine</text:span> under Time Sensitive Network (TSN) environment [1]</text:p>
        </text:list-item>
        <text:list-item>
          <text:p text:style-name="P16">Most recently, <text:span text:style-name="T5">working on</text:span> U-Boot SCMI support</text:p>
        </text:list-item>
      </text:list>
      <text:p text:style-name="P13">Socionext Inc, Yokohama, <text:s text:c="16"/>2003-present</text:p>
      <text:p text:style-name="P2">(previously part of Fujitsu Limited's Semiconductor Division)</text:p>
      <text:p text:style-name="P10">Software Development Division (2010-2013)</text:p>
      <text:p text:style-name="P2"><text:span text:style-name="T1">T</text:span>ech lead of Linux development team,</text:p>
      <text:list xml:id="list3227531806" text:style-name="L2">
        <text:list-item>
          <text:p text:style-name="P18">Responsible for delivering Linux BSPs for Arm-based ASIC evaluation boards</text:p>
        </text:list-item>
        <text:list-item>
          <text:p text:style-name="P18">Worked on bringing up boards and developing device drivers across a few generations of platforms</text:p>
        </text:list-item>
      </text:list>
      <text:p text:style-name="P12"/>
      <text:p text:style-name="P12">Software department of FR-V(ASSP) Division <text:s text:c="11"/>(2003-2010)</text:p>
      <text:list xml:id="list154434228" text:style-name="L3">
        <text:list-item>
          <text:p text:style-name="P19">Engaged in product planning of new SoC's (32-bit micro-controllers with VLIW) and software platform, also involved in marketing <text:span text:style-name="T4">efforts</text:span> toward ISVs and customers</text:p>
        </text:list-item>
      </text:list>
      <text:p text:style-name="P9">Fujitsu Limited, Kawasaki, <text:s text:c="14"/>1988-2003</text:p>
      <text:p text:style-name="P10">Remote service group of Computer System Division (2000-2003)</text:p>
      <text:list xml:id="list394850539" text:style-name="L4">
        <text:list-item>
          <text:p text:style-name="P20">Engaged in planning and establishing the infrastructure with System Engineering Group to provide remote (servers and devices) monitoring services</text:p>
        </text:list-item>
        <text:list-item>
          <text:p text:style-name="P20">Responsible for promoting and expanding the service areas to USA, EU (Germany) and Korea</text:p>
        </text:list-item>
        <text:list-item>
          <text:p text:style-name="P20">Lead in developing agent software for servers</text:p>
        </text:list-item>
      </text:list>
      <text:p text:style-name="P12"/>
      <text:p text:style-name="P12">Planning &amp; Research group of UNIX Server Division (1988-2000)</text:p>
      <text:p text:style-name="P2">Engaged in various research works on pre-production technologies for Unix-based server clusters &amp; host-standby systems, including</text:p>
      <text:list xml:id="list3771542987" text:style-name="L5">
        <text:list-item>
          <text:p text:style-name="P21">Study on coherent interconnect (infiniband)</text:p>
        </text:list-item>
        <text:list-item>
          <text:p text:style-name="P21">Study on Oracle's parallel database option</text:p>
        </text:list-item>
        <text:list-item>
          <text:p text:style-name="P21">Performance tunings for database benchmark (TPC-C)</text:p>
        </text:list-item>
        <text:list-item>
          <text:p text:style-name="P21">PoC of microkernel-based Unix system for SPARC with fault-tolerance</text:p>
        </text:list-item>
        <text:list-item>
          <text:p text:style-name="P21">Study on a single system image of clustering servers</text:p>
        </text:list-item>
      </text:list>
      <text:p text:style-name="P2"/>
      <text:p text:style-name="P7">Unix System Laboratories, New Jersey, <text:s text:c="3"/>1990-1992</text:p>
      <text:p text:style-name="P10">full-time software engineer dispatched by Fujitsu</text:p>
      <text:list xml:id="list3001890064" text:style-name="L6">
        <text:list-item>
          <text:p text:style-name="P22">Improving commercial Unix system, SVR4 ES/MP, for multi-core systems, being responsible for delivering SMP-capable file systems and thread-safe libraries</text:p>
        </text:list-item>
      </text:list>
      <text:p text:style-name="P2"><text:soft-page-break/></text:p>
      <text:p text:style-name="P6">Education:</text:p>
      <text:p text:style-name="P2">Master of Information Engineering, Tokyo University, 1988</text:p>
      <text:p text:style-name="P2">Bachelor of Electronic Engineering, Tokyo University, 1986</text:p>
      <text:p text:style-name="P2"/>
      <text:p text:style-name="P6">Qualifications &amp; Skills:</text:p>
      <text:p text:style-name="P11">Programming languages and Technologies</text:p>
      <text:list xml:id="list1085547969" text:style-name="L7">
        <text:list-item>
          <text:p text:style-name="P23">Strong programming skill in C &amp; Shell, working knowledge in Python &amp; Rust</text:p>
        </text:list-item>
        <text:list-item>
          <text:p text:style-name="P23">Experienced for 15+years in developing Linux kernel, device drivers and low-level firmware, including TF-A, U-Boot and EDK2 </text:p>
        </text:list-item>
        <text:list-item>
          <text:p text:style-name="P23">Experienced one year in developing Zephyr + Xen</text:p>
        </text:list-item>
        <text:list-item>
          <text:p text:style-name="P23">Knowledgeable with Arm architecture (v8) and Arm assembly</text:p>
        </text:list-item>
        <text:list-item>
          <text:p text:style-name="P23">Knowledgeable with hypervisors (kvm, xen)</text:p>
        </text:list-item>
      </text:list>
      <text:p text:style-name="P11">Development tools and Process</text:p>
      <text:list xml:id="list804698500" text:style-name="L8">
        <text:list-item>
          <text:p text:style-name="P24">Proficient in version control tools (git, github)</text:p>
        </text:list-item>
        <text:list-item>
          <text:p text:style-name="P24">Proficient in agile development practice (JIRA, Redmine)</text:p>
        </text:list-item>
        <text:list-item>
          <text:p text:style-name="P24">Experienced in utilising ftrace and other performance tools to analyze the system performance and the bottlenecks.</text:p>
        </text:list-item>
        <text:list-item>
          <text:p text:style-name="P24">Experienced in utilising a simulator for development and debugging (qemu, Arm FVP)</text:p>
        </text:list-item>
        <text:list-item>
          <text:p text:style-name="P24">Experienced in utilising a jtag debugger for debugging (Arm's RealView ICE)</text:p>
        </text:list-item>
        <text:list-item>
          <text:p text:style-name="P24">Lots of experiences in upstreaming software patches (mostly linux and U-Boot) and cod reviews in the communities</text:p>
        </text:list-item>
      </text:list>
      <text:p text:style-name="P11">Personal traits and Communication</text:p>
      <text:list xml:id="list247966994" text:style-name="L9">
        <text:list-item>
          <text:p text:style-name="P25">Strong commitment to task completion with many track records of contributions to upstream software</text:p>
        </text:list-item>
        <text:list-item>
          <text:p text:style-name="P25">Self motivation with an aptitude for acquiring skills and knowledge of new technologies</text:p>
        </text:list-item>
        <text:list-item>
          <text:p text:style-name="P25">Willingness in collaborating with inside and outside people alike</text:p>
        </text:list-item>
        <text:list-item>
          <text:p text:style-name="P25">Good leadership in managing a small group of engineers (~10)</text:p>
        </text:list-item>
        <text:list-item>
          <text:p text:style-name="P25">Ability of technical documentation and presentation skills in English. See [1]</text:p>
        </text:list-item>
        <text:list-item>
          <text:p text:style-name="P25">TOEIC 845 (2018)</text:p>
        </text:list-item>
      </text:list>
      <text:p text:style-name="P2"/>
      <text:p text:style-name="P1">[1] https://resources.linaro.org/en/resource/jfTURCDTat6faXFK8PwqwK</text:p>
      <text:p text:style-name="P1"><text:s text:c="5"/>https://www.linaro.org/blog/network-latency-with-time-sensitive-networking-on-virtual-machi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ystem" style:font-pitch="variable"/>
    <style:font-face style:name="Noto Sans Mono CJK JP" svg:font-family="'Noto Sans Mono CJK JP'" style:font-family-generic="modern" style:font-pitch="fixed"/>
    <style:font-face style:name="Noto Serif CJK JP" svg:font-family="'Noto Serif CJK JP'"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oto Serif CJK JP" style:font-size-asian="10.5pt" style:language-asian="ja" style:country-asian="JP"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JP" style:font-family-asian="'Noto Sans Mono CJK JP'"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6-19T12:15:45.945767834</dc:date>
    <meta:editing-duration>PT16M42S</meta:editing-duration>
    <meta:editing-cycles>6</meta:editing-cycles>
    <meta:generator>LibreOffice/7.3.7.2$Linux_X86_64 LibreOffice_project/30$Build-2</meta:generator>
    <meta:document-statistic meta:table-count="0" meta:image-count="0" meta:object-count="0" meta:page-count="2" meta:paragraph-count="69" meta:word-count="694" meta:character-count="4955" meta:non-whitespace-character-count="4302"/>
  </office:meta>
</office:document-meta>
</file>